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373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2 - ISOL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ecap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ACID</text:p>
              </text:list-item>
              <text:list-item>
                <text:p>Atomicity</text:p>
              </text:list-item>
              <text:list-item>
                <text:p>Commits</text:p>
              </text:list-item>
              <text:list-item>
                <text:p>Rollba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.5cm" svg:y="3cm" presentation:class="outline" presentation:user-transformed="true">
          <draw:text-box>
            <text:list text:style-name="L2">
              <text:list-item>
                <text:p>If only one user ever used the DB at a time, there would be no need <text:s/>for this characteristic.</text:p>
              </text:list-item>
              <text:list-item>
                <text:p>In the real world, multiple user can try to access and change resources at the same time.</text:p>
              </text:list-item>
              <text:list-item>
                <text:p>The pinnacle of isolation is serializable: Outcome as if the transactions were executed sequentially.</text:p>
              </text:list-item>
              <text:list-item>
                <text:p>There is tension between isolation strictness and availability.</text:p>
              </text:list-item>
              <text:list-item>
                <text:p>The stricter the isolation level, the less performant the system becomes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6cm" svg:height="11cm" svg:x="1.5cm" svg:y="3.5cm" presentation:class="outline" presentation:user-transformed="true">
          <draw:text-box>
            <text:list text:style-name="L2">
              <text:list-item>
                <text:p>Question: Who feels they have a reasonable understanding of isol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The SQL standard defines 3 concurrency anomalies or phenomena.</text:p>
              </text:list-item>
              <text:list-item>
                <text:p>Dirty Read – reads an uncommitted change</text:p>
              </text:list-item>
              <text:list-item>
                <text:p>Non repeatable read – A query is run twice in a transaction and reads different results</text:p>
              </text:list-item>
              <text:list-item>
                <text:p>Phantom read – a query yielding multiple results yields more or fewer results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cm" svg:y="2.5cm" presentation:class="outline" presentation:user-transformed="true">
          <draw:text-box>
            <text:list text:style-name="L2">
              <text:list-item>
                <text:p>The Sql standard also defines 4 Isolation levels, based on the MINIMUM anomalies they prevent.</text:p>
                <text:list>
                  <text:list-item>
                    <text:p>Read uncommitted (none)</text:p>
                  </text:list-item>
                  <text:list-item>
                    <text:p>Read committed (dirty reads)</text:p>
                  </text:list-item>
                  <text:list-item>
                    <text:p>Repeatable read (dirty reads and non-repeatable reads)</text:p>
                  </text:list-item>
                  <text:list-item>
                    <text:p>Serializable (All three standard anomalies)</text:p>
                  </text:list-item>
                </text:list>
              </text:list-item>
              <text:list-item>
                <text:p>DBMS providers are free to prevent more anomalies than required for a given level.</text:p>
              </text:list-item>
              <text:list-item>
                <text:p>Postgres and MySql prevent phantom reads on repeatable read isolation level.</text:p>
              </text:list-item>
              <text:list-item>
                <text:p>Demo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5.5cm" svg:height="11cm" svg:x="1.5cm" svg:y="2.5cm" presentation:class="outline" presentation:user-transformed="true">
          <draw:text-box>
            <text:list text:style-name="L2">
              <text:list-item>
                <text:p>There are 2 main strategies to control isolation:</text:p>
                <text:list>
                  <text:list-item>
                    <text:p>Locking (avoiding conflicts)</text:p>
                  </text:list-item>
                  <text:list-item>
                    <text:p>Version control (detecting/managing conflicts)</text:p>
                  </text:list-item>
                </text:list>
              </text:list-item>
              <text:list-item>
                <text:p>Locking has a higher performance penalty, but<text:tab/>is better for data integrity.</text:p>
              </text:list-item>
              <text:list-item>
                <text:p>Two types of lock:</text:p>
                <text:list>
                  <text:list-item>
                    <text:p>shared (read) lock, prevents writes, allows reads.</text:p>
                  </text:list-item>
                  <text:list-item>
                    <text:p>exclusive (write) lock, disallowing both read and write operations.</text:p>
                  </text:list-item>
                </text:list>
              </text:list-item>
              <text:list-item>
                <text:p>It is possible to obtain locks explicitly using:</text:p>
                <text:list>
                  <text:list-item>
                    <text:p>Select for share (shared lock)</text:p>
                  </text:list-item>
                  <text:list-item>
                    <text:p>Select for update (exclusive lock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Isolation</text:p>
          </draw:text-box>
        </draw:frame>
        <draw:frame presentation:style-name="pr4" draw:text-style-name="P1" draw:layer="layout" svg:width="26cm" svg:height="11cm" svg:x="1.5cm" svg:y="3cm" presentation:class="outline" presentation:user-transformed="true">
          <draw:text-box>
            <text:list text:style-name="L2">
              <text:list-item>
                <text:p text:style-name="P4">These isolation levels describe what the current transaction sees about other transactions, not what other transactions see about the current transaction.</text:p>
              </text:list-item>
              <text:list-item>
                <text:p text:style-name="P4">A transaction can always see its own changes.</text:p>
              </text:list-item>
              <text:list-item>
                <text:p text:style-name="P4">There are other anomalies not specified in the Sql standard: <text:s/></text:p>
                <text:list>
                  <text:list-item>
                    <text:p>Lost update</text:p>
                  </text:list-item>
                  <text:list-item>
                    <text:p>Read skew</text:p>
                  </text:list-item>
                  <text:list-item>
                    <text:p>Write skew</text:p>
                  </text:list-item>
                  <text:list-item>
                    <text:p>Dirty wr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Homework</text:p>
          </draw:text-box>
        </draw:frame>
        <draw:frame presentation:style-name="pr4" draw:text-style-name="P1" draw:layer="layout" svg:width="25.5cm" svg:height="11.5cm" svg:x="1.5cm" svg:y="2.5cm" presentation:class="outline" presentation:user-transformed="true">
          <draw:text-box>
            <text:list text:style-name="L2">
              <text:list-item>
                <text:p text:style-name="P4">Write code demonstrating the following using the Spring @Transactional annotation:</text:p>
                <text:list>
                  <text:list-item>
                    <text:p>Dirty read</text:p>
                  </text:list-item>
                  <text:list-item>
                    <text:p>Non repeatable read</text:p>
                  </text:list-item>
                  <text:list-item>
                    <text:p>Phantom read</text:p>
                  </text:list-item>
                </text:list>
              </text:list-item>
              <text:list-item>
                <text:p>Is it possible to achieve a dirty write using any DBMS?</text:p>
              </text:list-item>
              <text:list-item>
                <text:p>What is a lost update and how can it be prevented?</text:p>
              </text:list-item>
              <text:list-item>
                <text:p>What are read and write skews and how can they be prevented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1T11:39:14.354000000</meta:creation-date>
    <meta:editing-duration>P20DT18H13M46S</meta:editing-duration>
    <meta:editing-cycles>13</meta:editing-cycles>
    <meta:generator>LibreOffice/7.4.4.2$Windows_X86_64 LibreOffice_project/85569322deea74ec9134968a29af2df5663baa21</meta:generator>
    <dc:title>Pencil</dc:title>
    <dc:date>2023-06-12T17:22:22.832000000</dc:date>
    <meta:document-statistic meta:object-count="68"/>
  </office:meta>
</office:document-meta>
</file>